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1">SMBx7FF11_19</text:span></text:p>
      <text:p text:style-name="P1"><text:span text:style-name="T2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muel Nusbaum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30, 1897</text:p>
      <text:p text:style-name="P2">Month<text:tab/><text:tab/><text:tab/><text:tab/><text:tab/><text:tab/>Ma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ALUMNI ASSOCIATION/</text:p>
      <text:p text:style-name="P5">OF THE SCHOOLS OF THE/</text:p>
      <text:p text:style-name="P5">HEBREW SUNDAY SCHOOL SOCIETY,/</text:p>
      <text:p text:style-name="P5">OF PHILADELPHIA./</text:p>
      <text:p text:style-name="P6">Philadelphia, May 30th 1897./</text:p>
      <text:p text:style-name="P5">Rev. Dr. S. Morais,/</text:p>
      <text:p text:style-name="P5"><text:tab/>It affords me great pleasure to express the wish/es of our association for your kindness and gener/-osity in conducting its teachers' Bible class. <text:s/>We/ appreciate the fact that your time is taken up by/ the numerous duties which devolve upon you, and/ therefore are doubly thankful to you for the interest/ you have shown in our organization and its work./</text:p>
      <text:p text:style-name="P5"><text:tab/>This class has greatly aided its members in their/ work, and has given them a clearer and better knowl/-edge of that great work, which they endeavor to im-/part to others. <text:s/>Again thanking you on behalf of/ the Alumni Association of the Hebrew Sunday/ School Society, with best wishes, I am/ Yours sincerely,/ Sam'l Nusbaum,/ Sec'y./</text:p>
      <text:p text:style-name="P5"><text:soft-page-break/>830 N. Sixth S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4:31:06.10</meta:creation-date>
    <dc:date>2012-01-10T14:36:37.47</dc:date>
    <dc:creator>Penn Libraries</dc:creator>
    <meta:editing-duration>PT00H05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305" meta:character-count="2112"/>
  </office:meta>
</office:document-meta>
</file>